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4.648cm"/>
    </style:style>
    <style:style style:name="co6" style:family="table-column">
      <style:table-column-properties fo:break-before="auto" style:column-width="4.473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692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8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446cm" fo:break-before="auto" style:use-optimal-row-height="true"/>
    </style:style>
    <style:style style:name="ro6" style:family="table-row">
      <style:table-row-properties style:row-height="2.829cm" fo:break-before="auto" style:use-optimal-row-height="true"/>
    </style:style>
    <style:style style:name="ro7" style:family="table-row">
      <style:table-row-properties style:row-height="3.29cm" fo:break-before="auto" style:use-optimal-row-height="true"/>
    </style:style>
    <style:style style:name="ro8" style:family="table-row">
      <style:table-row-properties style:row-height="5.5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table table:name="Çalışma Sayfası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8" table:number-columns-repeated="2" table:default-cell-style-name="ce3"/>
        <table:table-column table:style-name="co10" table:default-cell-style-name="ce3"/>
        <table:table-column table:style-name="co8" table:number-columns-repeated="1010" table:default-cell-style-name="ce3"/>
        <table:table-row table:style-name="ro1">
          <table:table-cell table:style-name="ce1" office:value-type="string" table:number-columns-spanned="14" table:number-rows-spanned="1">
            <text:p>Manual Test Cases</text:p>
          </table:table-cell>
          <table:covered-table-cell table:style-name="ce6"/>
          <table:covered-table-cell table:number-columns-repeated="12"/>
          <table:table-cell table:number-columns-repeated="1010"/>
        </table:table-row>
        <table:table-row table:style-name="ro2">
          <table:table-cell table:style-name="ce2" office:value-type="string">
            <text:p>Project Name</text:p>
          </table:table-cell>
          <table:table-cell table:style-name="ce6" office:value-type="string">
            <text:p>ebebek Practicum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Module Name</text:p>
          </table:table-cell>
          <table:table-cell table:style-name="ce6" office:value-type="string">
            <text:p>ebebek Shopping car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reated By</text:p>
          </table:table-cell>
          <table:table-cell table:style-name="ce6" office:value-type="string">
            <text:p>Ayhan Unlu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reation Date</text:p>
          </table:table-cell>
          <table:table-cell table:style-name="ce6" office:value-type="string">
            <text:p>22 th November 202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Reviewed By</text:p>
          </table:table-cell>
          <table:table-cell table:style-name="ce6" office:value-type="string">
            <text:p>ebebek Test Lead/Pe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Reviewed Date</text:p>
          </table:table-cell>
          <table:table-cell table:style-name="ce7" office:value-type="string">
            <text:p>MM/DD/YYYY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>
            <text:p>Test Scenario ID</text:p>
          </table:table-cell>
          <table:table-cell table:style-name="ce4" office:value-type="string">
            <text:p>Test Scenario Description</text:p>
          </table:table-cell>
          <table:table-cell table:style-name="ce4" office:value-type="string">
            <text:p>Test Case ID</text:p>
          </table:table-cell>
          <table:table-cell table:style-name="ce4" office:value-type="string">
            <text:p>Test Case Description</text:p>
          </table:table-cell>
          <table:table-cell table:style-name="ce4" office:value-type="string">
            <text:p>Test Steps</text:p>
          </table:table-cell>
          <table:table-cell table:style-name="ce4" office:value-type="string">
            <text:p>Preconditions</text:p>
          </table:table-cell>
          <table:table-cell table:style-name="ce4" office:value-type="string">
            <text:p>Test Data</text:p>
          </table:table-cell>
          <table:table-cell table:style-name="ce4" office:value-type="string">
            <text:p>Post Conditions</text:p>
          </table:table-cell>
          <table:table-cell table:style-name="ce4" office:value-type="string">
            <text:p>Expected Result</text:p>
          </table:table-cell>
          <table:table-cell table:style-name="ce4" office:value-type="string">
            <text:p>Actual Result</text:p>
          </table:table-cell>
          <table:table-cell table:style-name="ce4" office:value-type="string">
            <text:p>Status (PASS /FAIL)</text:p>
          </table:table-cell>
          <table:table-cell table:style-name="ce4" office:value-type="string">
            <text:p>Executed By</text:p>
          </table:table-cell>
          <table:table-cell table:style-name="ce4" office:value-type="string">
            <text:p>Execution Date</text:p>
          </table:table-cell>
          <table:table-cell table:style-name="ce4" office:value-type="string">
            <text:p>Comment (if any)</text:p>
          </table:table-cell>
          <table:table-cell table:number-columns-repeated="1010"/>
        </table:table-row>
        <table:table-row table:style-name="ro6">
          <table:table-cell table:style-name="ce5" office:value-type="string">
            <text:p>TS_ebebek_001</text:p>
          </table:table-cell>
          <table:table-cell table:style-name="ce5" office:value-type="string">
            <text:p>Verify the functionality of the free cargo sending with 400.00 turkish liras purchases</text:p>
          </table:table-cell>
          <table:table-cell table:style-name="ce5" office:value-type="string">
            <text:p>TC_FreeCargo_001</text:p>
          </table:table-cell>
          <table:table-cell table:style-name="ce5" office:value-type="string">
            <text:p>Increase the number of the product in the cart until the price reaches/exceeds 400 Turkish liras</text:p>
          </table:table-cell>
          <table:table-cell table:style-name="ce5" office:value-type="string">
            <text:p>1. Press the “+” button and add one more product</text:p>
            <text:p>2.(if needed until the price exceeds 400 TL) Press the “+” button and add one more product </text:p>
          </table:table-cell>
          <table:table-cell table:style-name="ce5" office:value-type="string">
            <text:p>1.The thermometer in the following link should be added to the cart once <text:a xlink:href="https://www.e-bebek.com/medisana-oda-ici-dijital-termometre-nem-gostergesi-p-mes-60079">https://www.e-bebek.com/medisana-oda-ici-dijital-termometre-nem-gostergesi-p-mes-60079</text:a></text:p>
            <text:p><text:s/>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Cargo Price should be displayed as 0,00 TL </text:p>
          </table:table-cell>
          <table:table-cell table:style-name="ce5" office:value-type="string">
            <text:p>No cargo Price payment</text:p>
          </table:table-cell>
          <table:table-cell table:style-name="ce5" office:value-type="string">
            <text:p>No cargo Price payment calculated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Tester_ID_001</text:p>
          </table:table-cell>
          <table:table-cell table:style-name="ce8" office:value-type="string">
            <text:p><text:s/>22<text:span text:style-name="T1">nd</text:span> November of 2022 </text:p>
          </table:table-cell>
          <table:table-cell table:style-name="ce5" office:value-type="string">
            <text:p>N/A</text:p>
          </table:table-cell>
          <table:table-cell table:number-columns-repeated="1010"/>
        </table:table-row>
        <table:table-row table:style-name="ro7">
          <table:table-cell table:style-name="ce5" office:value-type="string">
            <text:p>TS_ebebek_001</text:p>
          </table:table-cell>
          <table:table-cell table:style-name="ce5" office:value-type="string">
            <text:p>Verify the functionality of the free cargo sending with 400.00 turkish liras purchases</text:p>
          </table:table-cell>
          <table:table-cell table:style-name="ce5" office:value-type="string">
            <text:p>TC_FreeCargo_002</text:p>
          </table:table-cell>
          <table:table-cell table:style-name="ce5" office:value-type="string">
            <text:p>Add a new product into the cart and increase the number of the newly added product until the price exceeds 400 Turkish lira.</text:p>
          </table:table-cell>
          <table:table-cell table:style-name="ce5" office:value-type="string">
            <text:p>1. Add a new product to the cart</text:p>
            <text:p>2.(if needed until the price exceeds 400 TL) Press the “+” button and add one more of the newly added <text:s/>product</text:p>
          </table:table-cell>
          <table:table-cell table:style-name="ce5" office:value-type="string">
            <text:p>1.The thermometer in the following link should be added to the cart once <text:a xlink:href="https://www.e-bebek.com/medisana-oda-ici-dijital-termometre-nem-gostergesi-p-mes-60079">https://www.e-bebek.com/medisana-oda-ici-dijital-termometre-nem-gostergesi-p-mes-60079</text:a></text:p>
          </table:table-cell>
          <table:table-cell table:style-name="ce5" office:value-type="string">
            <text:p>1.The product data <text:s/>in the following link<text:a xlink:href="https://www.e-bebek.com/baby-plus-renkli-ekran-sicaklik-ve-nem-olcer-p-byp-1332#ins_sr=eyJwcm9kdWN0SWQiOiJCWVAtMTMzMiJ9">https://www.e-bebek.com/baby-plus-renkli-ekran-sicaklik-ve-nem-olcer-p-byp-1332#ins_sr=eyJwcm9kdWN0SWQiOiJCWVAtMTMzMiJ9</text:a></text:p>
          </table:table-cell>
          <table:table-cell table:style-name="ce5" office:value-type="string">
            <text:p>Cargo Price should be displayed as 0,00 TL </text:p>
          </table:table-cell>
          <table:table-cell table:style-name="ce5" office:value-type="string">
            <text:p>No cargo Price payment</text:p>
          </table:table-cell>
          <table:table-cell table:style-name="ce5" office:value-type="string">
            <text:p>No cargo Price payment calculated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Tester_ID_001</text:p>
          </table:table-cell>
          <table:table-cell table:style-name="ce8" office:value-type="string">
            <text:p><text:s/>22<text:span text:style-name="T1">nd</text:span> November of 2022 </text:p>
          </table:table-cell>
          <table:table-cell table:style-name="ce5" office:value-type="string">
            <text:p>N/A</text:p>
          </table:table-cell>
          <table:table-cell table:number-columns-repeated="1010"/>
        </table:table-row>
        <table:table-row table:style-name="ro8">
          <table:table-cell table:style-name="ce5" office:value-type="string">
            <text:p>TS_ebebek_001</text:p>
          </table:table-cell>
          <table:table-cell table:style-name="ce5" office:value-type="string">
            <text:p>Verify the functionality of the free cargo sending with 400.00 turkish liras purchases</text:p>
          </table:table-cell>
          <table:table-cell table:style-name="ce5" office:value-type="string">
            <text:p>TC_FreeCargo_003</text:p>
          </table:table-cell>
          <table:table-cell table:style-name="ce5" office:value-type="string">
            <text:p>Add new products into the cart until the price exceeds 400 Turkish liras</text:p>
          </table:table-cell>
          <table:table-cell table:style-name="ce5" office:value-type="string">
            <text:p>1. Add a new product to the cart until the price exceeds 400 TL</text:p>
          </table:table-cell>
          <table:table-cell table:style-name="ce5" office:value-type="string">
            <text:p>1.The thermometer in the following link should be added to the cart once <text:a xlink:href="https://www.e-bebek.com/medisana-oda-ici-dijital-termometre-nem-gostergesi-p-mes-60079">https://www.e-bebek.com/medisana-oda-ici-dijital-termometre-nem-gostergesi-p-mes-60079</text:a></text:p>
          </table:table-cell>
          <table:table-cell table:style-name="ce5" office:value-type="string">
            <text:p>1.The product in the following link<text:a xlink:href="https://www.e-bebek.com/baby-plus-renkli-ekran-sicaklik-ve-nem-olcer-p-byp-1332#ins_sr=eyJwcm9kdWN0SWQiOiJCWVAtMTMzMiJ9">https://www.e-bebek.com/baby-plus-renkli-ekran-sicaklik-ve-nem-olcer-p-byp-1332#ins_sr=eyJwcm9kdWN0SWQiOiJCWVAtMTMzMiJ9</text:a></text:p>
            <text:p/>
            <text:p>2.(if required) The product in the following link </text:p>
            <text:p><text:a xlink:href="https://www.e-bebek.com/nimomed-dijital-icdis-nemsicolc-p-nim-sh-109#ins_sr=eyJwcm9kdWN0SWQiOiJOSU0tU0gtMTA5In0">https://www.e-bebek.com/nimomed-dijital-icdis-nemsicolc-p-nim-sh-109#ins_sr=eyJwcm9kdWN0SWQiOiJOSU0tU0gtMTA5In0</text:a>=</text:p>
            <text:p/>
            <text:p>3. (if required) The product in the following link </text:p>
            <text:p><text:a xlink:href="https://www.e-bebek.com/weewell-whm150-higro-termometre-p-wee-whm150#ins_sr=eyJwcm9kdWN0SWQiOiJXRUUtV0hNMTUwIn0">https://www.e-bebek.com/weewell-whm150-higro-termometre-p-wee-whm150#ins_sr=eyJwcm9kdWN0SWQiOiJXRUUtV0hNMTUwIn0</text:a>=</text:p>
          </table:table-cell>
          <table:table-cell table:style-name="ce5" office:value-type="string">
            <text:p>Cargo Price should be displayed as 0,00 TL </text:p>
          </table:table-cell>
          <table:table-cell table:style-name="ce5" office:value-type="string">
            <text:p>No cargo Price payment</text:p>
          </table:table-cell>
          <table:table-cell table:style-name="ce5" office:value-type="string">
            <text:p>No cargo Price payment calculated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Tester_ID_001</text:p>
          </table:table-cell>
          <table:table-cell table:style-name="ce8" office:value-type="string">
            <text:p><text:s/>22<text:span text:style-name="T1">nd</text:span> November of 2022 </text:p>
          </table:table-cell>
          <table:table-cell table:style-name="ce5" office:value-type="string">
            <text:p>N/A</text:p>
          </table:table-cell>
          <table:table-cell table:number-columns-repeated="1010"/>
        </table:table-row>
        <table:table-row table:style-name="ro6">
          <table:table-cell table:style-name="ce5" office:value-type="string">
            <text:p>TS_ebebek_001</text:p>
          </table:table-cell>
          <table:table-cell table:style-name="ce5" office:value-type="string">
            <text:p>Verify the functionality of the free cargo sending with 400.00 turkish liras purchases</text:p>
          </table:table-cell>
          <table:table-cell table:style-name="ce5" office:value-type="string">
            <text:p>TC_FreeCargo_004</text:p>
          </table:table-cell>
          <table:table-cell table:style-name="ce5" office:value-type="string">
            <text:p>Delete a product from the cart whose price is over 400 Turkish liras and verifing the free cargo option is canceled</text:p>
          </table:table-cell>
          <table:table-cell table:style-name="ce5" office:value-type="string">
            <text:p>1. Delete a product from the cart until the price of the cart is less than 400 Turkish liras</text:p>
          </table:table-cell>
          <table:table-cell table:style-name="ce5" office:value-type="string">
            <text:p>1.The thermometer in the following link should be added to the cart twice <text:a xlink:href="https://www.e-bebek.com/medisana-oda-ici-dijital-termometre-nem-gostergesi-p-mes-60079">https://www.e-bebek.com/medisana-oda-ici-dijital-termometre-nem-gostergesi-p-mes-60079</text:a>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Cargo Price should be displayed as 9,99 TL</text:p>
          </table:table-cell>
          <table:table-cell table:style-name="ce5" office:value-type="string">
            <text:p>Cargo Price payment of 9,99 TL</text:p>
          </table:table-cell>
          <table:table-cell table:style-name="ce5" office:value-type="string">
            <text:p>Cargo Price payment is calculated as 9,99 TL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Tester_ID_001</text:p>
          </table:table-cell>
          <table:table-cell table:style-name="ce8" office:value-type="string">
            <text:p><text:s/>22<text:span text:style-name="T1">nd</text:span> November of 2022 </text:p>
          </table:table-cell>
          <table:table-cell table:style-name="ce5" office:value-type="string">
            <text:p>N/A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2">
          <table:table-cell office:value-type="string" table:number-columns-spanned="4" table:number-rows-spanned="1">
            <text:p>Source Link: <text:a xlink:href="https://www.youtube.com/watch?v=g0PrXoWKM2Y">https://www.youtube.com/watch?v=g0PrXoWKM2Y</text:a>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Çalışma Sayfası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Çalışma Sayfası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2">22.11.2022</text:date>, <text:time>19:00:12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han Unlu</meta:initial-creator>
    <meta:creation-date>2022-11-22T12:23:34.42</meta:creation-date>
    <dc:date>2022-11-22T19:00:12.38</dc:date>
    <dc:creator>Ayhan Unlu</dc:creator>
    <meta:editing-duration>PT3H16M51S</meta:editing-duration>
    <meta:editing-cycles>2</meta:editing-cycles>
    <meta:generator>OpenOffice/4.1.13$Win32 OpenOffice.org_project/4113m1$Build-9810</meta:generator>
    <meta:document-statistic meta:table-count="3" meta:cell-count="84" meta:object-count="0"/>
  </office:meta>
</office:document-meta>
</file>